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style>
    <style:style style:name="P14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4236" style:font-style-asian="normal" style:font-style-complex="normal"/>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c3881"/>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background-color="transparent" loext:char-shading-value="0"/>
    </style:style>
    <style:style style:name="T46" style:family="text">
      <style:text-properties style:use-window-font-color="true" fo:language="uk" fo:country="UA" fo:font-style="normal" fo:font-weight="normal" style:font-style-asian="normal" style:font-weight-asian="normal" style:font-style-complex="normal" style:font-weight-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loext:char-shading-value="0"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style:text-line-through-style="solid" style:text-line-through-type="single" fo:font-weight="bold" style:font-weight-asian="bold" style:font-weight-complex="bold"/>
    </style:style>
    <style:style style:name="T58" style:family="text">
      <style:text-properties fo:language="uk" fo:country="UA"/>
    </style:style>
    <style:style style:name="T59" style:family="text">
      <style:text-properties fo:language="uk" fo:country="UA" fo:font-style="italic" style:font-style-asian="italic" style:font-style-complex="italic"/>
    </style:style>
    <style:style style:name="T60" style:family="text">
      <style:text-properties fo:language="uk" fo:country="UA" fo:font-weight="bold" style:font-weight-asian="bold" style:font-weight-complex="bold"/>
    </style:style>
    <style:style style:name="T61" style:family="text">
      <style:text-properties style:text-underline-style="none"/>
    </style:style>
    <style:style style:name="T62" style:family="text">
      <style:text-properties style:text-rotation-angle="90" style:text-rotation-scale="line-height"/>
    </style:style>
    <style:style style:name="T63" style:family="text">
      <style:text-properties style:text-rotation-angle="270" style:text-rotation-scale="line-height"/>
    </style:style>
    <style:style style:name="T64" style:family="text">
      <style:text-properties style:text-position="sub 58%" style:font-size-asian="10.5pt"/>
    </style:style>
    <style:style style:name="T65" style:family="text">
      <style:text-properties style:font-name="Symbol" style:font-name-asian="Symbol" style:font-name-complex="Symbol"/>
    </style:style>
    <style:style style:name="T66" style:family="text">
      <style:text-properties style:font-name="Liberation Serif1" style:font-name-asian="Symbol" style:font-name-complex="Symbol"/>
    </style:style>
    <style:style style:name="T67" style:family="text">
      <style:text-properties style:font-name="Courier New CYR"/>
    </style:style>
    <style:style style:name="T68" style:family="text">
      <style:text-properties style:font-name="Courier New CYR" fo:language="en" fo:country="US"/>
    </style:style>
    <style:style style:name="T69" style:family="text">
      <style:text-properties fo:font-size="14pt" fo:language="en" fo:country="US" fo:font-weight="bold" style:font-size-asian="14pt" style:font-weight-asian="bold" style:font-size-complex="14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9pt" style:font-size-asian="9pt" style:font-size-complex="9pt"/>
    </style:style>
    <style:style style:name="T72" style:family="text">
      <style:text-properties fo:font-size="12pt" style:font-size-asian="12pt" style:font-size-complex="12pt"/>
    </style:style>
    <style:style style:name="T73" style:family="text">
      <style:text-properties officeooo:rsid="001d45be"/>
    </style:style>
    <style:style style:name="T74" style:family="text">
      <style:text-properties officeooo:rsid="001fc917"/>
    </style:style>
    <style:style style:name="T75" style:family="text">
      <style:text-properties officeooo:rsid="0020665a"/>
    </style:style>
    <style:style style:name="T76" style:family="text">
      <style:text-properties officeooo:rsid="002242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2">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2">– Нэш, к</text:span>ак называется наш проект?</text:p>
      <text:p text:style-name="P75"><text:span text:style-name="T8">– </text:span><text:span text:style-name="T55">Дайсон.</text:span></text:p>
      <text:p text:style-name="P75"><text:span text:style-name="T8">– </text:span><text:span text:style-name="T55">Сколько тебе лет?</text:span></text:p>
      <text:p text:style-name="P75"><text:span text:style-name="T8">– </text:span><text:span text:style-name="T55">Два года с начала запуска кластера.</text:span></text:p>
      <text:p text:style-name="P75"><text:span text:style-name="T8">– </text:span><text:span text:style-name="T55">Какой сейчас год?</text:span></text:p>
      <text:p text:style-name="P75"><text:span text:style-name="T8">– </text:span><text:span text:style-name="T47">20</text:span><text:span text:style-name="T34">19</text:span><text:span text:style-name="T5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2">, </text:span><text:span text:style-name="T5">в некоем городе живёт брадобрей, который бреет всех людей, которые не бреются сами. Вопрос: кто бреет брадобрея</text:span><text:span text:style-name="T52">?</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1">Ага, уже теплее.</text:p>
      <text:p text:style-name="P31"/>
      <text:p text:style-name="P75"><text:span text:style-name="T8">– Нэш</text:span><text:span text:style-name="T5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8">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8">—</text:span><text:span text:style-name="T48">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562935234550800226"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6"><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6"> – </text:span><text:span text:style-name="T27">2135</text:span><text:span text:style-name="T26"> A.C.</text:span><text:span text:style-name="T27">»</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8">Прижав </text:span>уши к голове, <text:span text:style-name="T58">она дала</text:span> задний ход <text:span text:style-name="T58">и </text:span>выкарабкалась обратно. Окинув библиотеку отчаянным взглядом, <text:span text:style-name="T58">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1">Тумбочка.</text:span> Листок… <text:span text:style-name="T71">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2">Всё пошло не так. Не могу уловить точку концентрации. Сила приложена к чему-то большему, чем лист бумаги. К чему-то неизмеримо большему. </text:span><text:span text:style-name="T71">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2">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8">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8">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text:span><text:span text:style-name="T11">искренности</text:span><text:span text:style-name="T1">,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text:span text:style-name="T73">на</text:span> перешла на грандэквестрийский. Мне пришлось <text:span text:style-name="T73">закрыть</text:span>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text:span text:style-name="T73">на</text:span> умолкла и сосредоточилась. Постепенно её гнев сменился недоверием, а потом и ужасом.</text:p>
      <text:p text:style-name="P3">– Сто рогов Нам в круп! ЧТО ЭТО ЗА…</text:p>
      <text:p text:style-name="P3"><text:span text:style-name="T73">От волнения</text:span> Лу<text:span text:style-name="T73">на</text:span>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text:span text:style-name="T74">на</text:span>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text:span text:style-name="T74">на</text:span>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text:span text:style-name="T74">на</text:span>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text:span text:style-name="T74">на</text:span>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text:span text:style-name="T74">ну</text:span>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text:span text:style-name="T75">на</text:span>.</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text:span text:style-name="T75">зелёным </text:span>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text:span text:style-name="T76">ы</text:span>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146">– Они выздоровели и сдали лётные экзамены. Хотя след в их душе оста<text:span text:style-name="T76">лся</text:span>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text:span text:style-name="T76">перевернуться и </text:span>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text:span><text:soft-page-break/><text:span text:style-name="T37">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text:soft-page-break/>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text:soft-page-break/>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text:soft-page-break/>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text:soft-page-break/>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водку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text:soft-page-break/>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2">– Это ты называешь “дружбой”?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text:soft-page-break/>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text:span><text:soft-page-break/><text:span text:style-name="T41">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text:soft-page-break/>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5">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text:soft-page-break/>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soft-page-break/>***</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text:soft-page-break/>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line-break/><text:line-break/>(<text:span text:style-name="T37">у</text:span><text:span text:style-name="T41">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oft-page-break/><text:span text:style-name="T1">Гостинницы не для тебя, Анон</text:span> <text:span text:style-name="T51">— </text:span><text:span text:style-name="T4">зачем привлекать ненужное внимание</text:span><text:span text:style-name="T51"> к своей особе? </text:span><text:span text:style-name="T4">После всеобщего интереса кантерлотской знати к тебе, как к королевскому любимчику, тебе хочется покоя.</text:span><text:span text:style-name="T51"> Да и собраться с мыслями проще в доме, избавленном от </text:span><text:span text:style-name="T4">гостинничной </text:span><text:span text:style-name="T51">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text:soft-page-break/>–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text:soft-page-break/>–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text:soft-page-break/>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oft-page-break/><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text:soft-page-break/>–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5">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text:soft-page-break/>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5"> </text:span><text:span text:style-name="T35">Видения этих городов</text:span><text:span text:style-name="T45"> дрожали, <text:s/>пересекались </text:span><text:span text:style-name="T35">и постоянно множились</text:span><text:span text:style-name="T45">.</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5">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soft-page-break/>***</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0">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text:soft-page-break/></text:p>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soft-page-break/>…</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text:soft-page-break/>–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text:soft-page-break/>–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2">– </text:span>Ты?!</text:p>
      <text:p text:style-name="P95"><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2">– М</text:span>ожет, тогда ты скажешь, что в нём пошло не так и почему к вам попал я, а не сверхаликорн?</text:p>
      <text:p text:style-name="P95"><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oft-page-break/><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oft-page-break/><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5">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7"><text:span text:style-name="T12">–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oft-page-break/><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oft-page-break/><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2">–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5">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6">— </text:span><text:span text:style-name="T55">эт правда?</text:span></text:p>
      <text:p text:style-name="P47"><text:span text:style-name="T16">– </text:span><text:span text:style-name="T55">Какая из? Их много, вообще-то. Ик!</text:span></text:p>
      <text:p text:style-name="P47"><text:span text:style-name="T16">– </text:span><text:span text:style-name="T55">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5">он-нон, </text:span><text:span text:style-name="T16">– </text:span><text:span text:style-name="T55">захихикала Пинки, взъерошив копытами розовые кудряшки и попытавшись соорудить из них бороду, </text:span><text:span text:style-name="T16">–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5">Ты что-о-о! Нельзя любить фаэри! Она похитит твоё сердце, и ты будешь искать её, пока не… </text:span><text:span text:style-name="T16">– </text:span><text:span text:style-name="T55">Пинки погрузилась в так и не съеденный салат «по-кантерлотски» и захрапела.</text:span></text:p>
      <text:p text:style-name="P47"><text:span text:style-name="T16">– </text:span><text:span text:style-name="T55">Пока не умру?</text:span></text:p>
      <text:p text:style-name="P47"><text:span text:style-name="T16">– </text:span><text:span text:style-name="T55">Нет, глупенький. </text:span><text:span text:style-name="T16">– </text:span><text:span text:style-name="T55">пробулькала Пинки из миски. </text:span><text:span text:style-name="T16">– </text:span><text:span text:style-name="T5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oft-page-break/><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text:soft-page-break/>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text:soft-page-break/>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7">302 пони</text:span><text:span text:style-name="T24">.</text:span></text:p>
      <text:p text:style-name="P50"><text:span text:style-name="T57">250 пони</text:span><text:span text:style-name="T24">.</text:span></text:p>
      <text:p text:style-name="P50"><text:span text:style-name="T57">125 поней</text:span><text:span text:style-name="T24">.</text:span></text:p>
      <text:p text:style-name="P50"><text:span text:style-name="T24">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text:span><text:soft-page-break/><text:span text:style-name="T34">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59">так её </text:span><text:span text:style-name="T3">разэтак</text:span><text:span text:style-name="T59">,</text:span><text:span text:style-name="T20"> магия!</text:span></text:p>
      <text:p text:style-name="Standard"><text:span text:style-name="T20">P.S. Мне тебя не хватает. Сильно.</text:span><text:span text:style-name="T51">»</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text:soft-page-break/>–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text:soft-page-break/>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7">37 пни</text:span></text:p>
      <text:p text:style-name="P69">24пн</text:p>
      <text:p text:style-name="P69">15</text:p>
      <text:p text:style-name="P50"><text:span text:style-name="T24">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4">Добро пожаловать в Груммингтон! Вам здесь рады!</text:span></text:p>
      <text:p text:style-name="P50"><text:span text:style-name="T24">Население города </text:span><text:span text:style-name="T57">302 пони</text:span><text:span text:style-name="T24">.</text:span></text:p>
      <text:p text:style-name="P50"><text:span text:style-name="T57">250 пони</text:span><text:span text:style-name="T24">.</text:span></text:p>
      <text:p text:style-name="P50"><text:span text:style-name="T57">125 поней</text:span><text:span text:style-name="T24">.</text:span></text:p>
      <text:p text:style-name="P50"><text:span text:style-name="T24">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без лётных аттестатов</text:span>». «<text:span text:style-name="T24">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text:soft-page-break/>–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58">И товары</text:span> вовсе<text:span text:style-name="T58"> не </text:span>бесплатные<text:span text:style-name="T58">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58">Оно п</text:span>овсюду. <text:span text:style-name="T5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5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8">А т</text:span>ы вставать не хотел! Я очень-очень испугалась. <text:span text:style-name="T58">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5">о такие… гм… заклинания. Ты </text:span><text:span text:style-name="T35">пишешь</text:span><text:span text:style-name="T45">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8">матюков мне</text:span> удалось замазать самые большие щели. За тестовый<text:span text:style-name="T58"> </text:span>получасовый заплыв<text:span text:style-name="T58">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8">н жил с пони! И они </text:span>офигенски <text:span text:style-name="T58">любили друг друга! И у них </text:span>был<text:span text:style-name="T58"> </text:span>офигенский <text:span text:style-name="T58">секс! </text:span>И это было круто!<text:span text:style-name="T58"> </text:span>А ты… Ты <text:span text:style-name="T12">— н</text:span>е такой! Ты не любишь пони!!!</text:p>
      <text:p text:style-name="P52"><text:soft-page-break/>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text:soft-page-break/>…</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ё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58">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2">– </text:span>Хрен-то тебе зачем? <text:span text:style-name="T12">– </text:span>с бессильной злостью спросил я. <text:span text:style-name="T12">– </text:span><text:span text:style-name="T58">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2"><text:soft-page-break/><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всё просчитано. Я уверена, я подчёркиваю, я абсолютно уверена в безопасности эксперимента!</text:p>
      <text:p text:style-name="P52"><text:span text:style-name="T12">– </text:span>Ой, шо-то мне нехорошо становится, когда ты так говоришь…</text:p>
      <text:p text:style-name="P52"><text:span text:style-name="T12">–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8"> </text:span>покои Луны<text:span text:style-name="T58"> </text:span>через открытые балконные двери<text:span text:style-name="T5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8">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о? Увидел ш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oft-page-break/><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58">Допустим, кот бессмертен. Также допустим, что кот з</text:span>аколдован<text:span text:style-name="T58"> </text:span>отложенным <text:span text:style-name="T58">заклятие</text:span>м<text:span text:style-name="T58"> Стирания, которое сработает, если кто-то откроет ящик</text:span>. <text:span text:style-name="T58">То есть, п</text:span>ри открытии<text:span text:style-name="T58"> ящик</text:span>а<text:span text:style-name="T58"> кот исчезнет из </text:span>бытия<text:span text:style-name="T58">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о мы все — навроде этого кота, а Анон боится открыть ящик? Ш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oft-page-break/><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oft-page-break/><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7">– Что?!! – с недоверием воскликнула Луна. – Сестра никогда не умела лечить. И сейчас не умеет </text:span><text:span text:style-name="T56">—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6">—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6">—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3">д</text:span>ЕсЬ БЫл <text:span text:style-name="T64">д</text:span>ИскОр<text:span text:style-name="T62">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5"></text:span><text:span text:style-name="T66">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7">Зафиксирована опасная ситуация. Сознание пациента </text:span><text:span text:style-name="T68">&lt;</text:span><text:span text:style-name="T67">Селестия</text:span><text:span text:style-name="T68">&gt;</text:span><text:span text:style-name="T67"> не регистрируется. Активируется протокол экстренной эвакуации пациента </text:span><text:span text:style-name="T68">&lt;</text:span><text:span text:style-name="T67">Селестия</text:span><text:span text:style-name="T68">&gt;</text:span><text:span text:style-name="T67"> к супервизору </text:span><text:span text:style-name="T68">&lt;</text:span><text:span text:style-name="T67">Луна</text:span><text:span text:style-name="T68">&gt;</text:span><text:span text:style-name="T67">.</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8">трид</text:span><text:span text:style-name="T1">цать лет, если его сменят через </text:span><text:span text:style-name="T58">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8">задней осью </text:span><text:span text:style-name="T1">на табуретку. Я прилаживал ей новое колесо взамен <text:s/>утраченного. </text:span><text:span text:style-name="T58">Ещ</text:span><text:span text:style-name="T1">ё</text:span><text:span text:style-name="T58"> </text:span><text:span text:style-name="T1">немного, и будет как новенькая! В дворцовом гараже среди кучи хлама таки нашлось лопнувшее колесо, которое </text:span><text:span text:style-name="T58">мне удалось</text:span><text:span text:style-name="T1"> починить — о</text:span><text:span text:style-name="T58">бучение у</text:span><text:span text:style-name="T1"> Норфа не </text:span><text:span text:style-name="T5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8">на </text:span><text:span text:style-name="T1">корпус</text:span><text:span text:style-name="T5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8">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8">о всём мире остались только м</text:span>ы<text:span text:style-name="T5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text:soft-page-break/></text:p>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text:soft-page-break/></text:p>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8">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8">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8">А ч</text:span>то случилось с кракеном?</text:p>
      <text:p text:style-name="P52">– Он провалился в <text:span text:style-name="T58">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text:soft-page-break/>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8">Невозможно поверить, но два месяца</text:span><text:span text:style-name="T19">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soft-page-break/>…</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8">кликнул по ним правой кнопкой </text:span><text:span text:style-name="T1">мыши</text:span><text:span text:style-name="T58"> и </text:span><text:span text:style-name="T1">выбрал</text:span><text:span text:style-name="T58">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2">–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text:soft-page-break/>–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text:soft-page-break/>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2">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text:soft-page-break/>Classloader start…</text:p>
      <text:p text:style-name="P86">Loading dictionaries…</text:p>
      <text:p text:style-name="P86"><text:span text:style-name="T12">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99"><text:soft-page-break/><text:span text:style-name="T12">– Анон…</text:span><text:span text:style-name="T1"> Тут окно разбито… И верёвка висит. – пискнула Флаттершай из кухни.</text:span></text:p>
      <text:p text:style-name="P97"><text:span text:style-name="T12">–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8"><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8"/>
      <text:h text:style-name="P148" text:outline-level="2">2<text:span text:style-name="T1">9</text:span>. Отбытие</text:h>
      <text:p text:style-name="P111"/>
      <text:p text:style-name="P98"><text:span text:style-name="T12">–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text:soft-page-break/>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oft-page-break/><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2">– Нет! Дискорд </text:span>— не убийца!!!</text:p>
      <text:p text:style-name="P118">С необычной для неё силой Флаттершай вытащила кляп изо рта драконикуса.</text:p>
      <text:p text:style-name="P11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2">– Р</text:span>ассказывай.</text:p>
      <text:p text:style-name="P118">Дискорд немного успокоился.</text:p>
      <text:p text:style-name="P118"><text:s/><text:span text:style-name="T12">– </text:span>Вообще-то, от тебя следовало бы избавиться, Проводник. Не знаю, что ты там разведал в <text:span text:style-name="T26">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8"><text:span text:style-name="T12">–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6">словно кот с мышью</text:span>?</text:p>
      <text:p text:style-name="P118"><text:span text:style-name="T12">– </text:span>Анон! <text:span text:style-name="T12">– </text:span>крикнула Эпплджек из прихожей. <text:span text:style-name="T12">–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8">А если не </text:span>выдержит<text:span text:style-name="T58">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6">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text:soft-page-break/></text:p>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2">–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18">…ограда края крыши промелькнула под нами…</text:p>
      <text:p text:style-name="P118"><text:span text:style-name="T12">–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2">–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text:soft-page-break/></text:h>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5">.</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69">Я ПОНЯЛ, КТО ТЫ!!! КАК </text:span><text:span text:style-name="T70">ЖЕ </text:span><text:span text:style-name="T69">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2">–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6">.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2">– К сожалению, не </text:span><text:span text:style-name="T46">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text:soft-page-break/>–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2">.</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3">—</text:span><text:span text:style-name="T48"> точнее, дерево схожих миров Эквуса </text:span><text:span text:style-name="T53">—</text:span><text:span text:style-name="T48"> создали брони. Разумеется, стержнем им послужил именно сериал, но каждый фанфик </text:span><text:span text:style-name="T53">—</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text:soft-page-break/></text:p>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8">– Наконец-то я вижу свет в конце тоннеля! Как это не пришло мне в голову! Ты всё отлично увязал! Всё сходится! Более того </text:span><text:span text:style-name="T53">—</text:span><text:span text:style-name="T48"> Анакорн заговорщически подмигнул мне </text:span><text:span text:style-name="T53">—</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3">— и первой реальной историей в Объединённом Континууме Эквуса</text:span><text:span text:style-name="T48">!</text:span></text:p>
      <text:p text:style-name="P104">Я подозрительно посмотрел на Анакорна.</text:p>
      <text:p text:style-name="P103"><text:span text:style-name="T18">– </text:span><text:span text:style-name="T48">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8">–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2">–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2">– </text:span>Пиши, как есть. <text:span text:style-name="T12">– </text:span>развёл копытами Анакорн. <text:span text:style-name="T12">– </text:span>Авось сгодится. Я писать точно не буду <text:span text:style-name="T53">—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text:soft-page-break/>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4">—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text:soft-page-break/>–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0">–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7"><text:soft-page-break/>Я опустил руку на шею <text:span text:style-name="T1">пегаски</text:span> и ощутил теплоту и лёгкое покалывание в пустоте.</text:p>
      <text:p text:style-name="P97"><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8T21:04:48.867138652</dc:date>
    <meta:editing-duration>P143DT16H52M1S</meta:editing-duration>
    <meta:editing-cycles>9002</meta:editing-cycles>
    <meta:generator>LibreOffice/5.1.6.2$Linux_X86_64 LibreOffice_project/10m0$Build-2</meta:generator>
    <meta:printed-by>макс </meta:printed-by>
    <meta:print-date>2017-07-27T00:04:50.03</meta:print-date>
    <meta:document-statistic meta:table-count="0" meta:image-count="0" meta:object-count="0" meta:page-count="226" meta:paragraph-count="4712" meta:word-count="100246" meta:character-count="664051" meta:non-whitespace-character-count="564023"/>
  </office:meta>
</office:document-meta>
</file>